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3_11-47-54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3_14-05-30_000.jpg</text:p>
          </table:table-cell>
          <table:table-cell table:style-name="ce19" office:value-type="string">
            <text:p>:m RES 1-2*3 / free# JVEMV6 68#_55:1 / 68. theoretical-physics(tp) / w=半群；モノイド；,topics=~,other=think+,s=~,i=~,doc=r-3-4~1#2</text:p>
          </table:table-cell>
          <table:table-cell table:style-name="ce17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3]=&quot;&quot;;[.C3];CONCATENATE([.C3];&quot; / &quot;;[.E3]))" office:value-type="string" office:string-value=":m RES 1-2*3 / free# JVEMV6 68#_55:1 / 68. theoretical-physics(tp) / w=半群；モノイド；,topics=~,other=think+,s=~,i=~,doc=r-3-4~1#2">
            <text:p>:m RES 1-2*3 / free# JVEMV6 68#_55:1 / 68. theoretical-physics(tp) / w=半群；モノイド；,topics=~,other=think+,s=~,i=~,doc=r-3-4~1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3_14-05-51_000.jpg</text:p>
          </table:table-cell>
          <table:table-cell table:style-name="ce19" office:value-type="string">
            <text:p>:m RES 3*3 / free# JVEMV6 68#_55:1 / 68. theoretical-physics(tp) / w=ラテン方陣,topics=~,other=~,s=~,i=~,doc=r-3-4~1#2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4]=&quot;&quot;;[.C4];CONCATENATE([.C4];&quot; / &quot;;[.E4]))" office:value-type="string" office:string-value=":m RES 3*3 / free# JVEMV6 68#_55:1 / 68. theoretical-physics(tp) / w=ラテン方陣,topics=~,other=~,s=~,i=~,doc=r-3-4~1#2">
            <text:p>:m RES 3*3 / free# JVEMV6 68#_55:1 / 68. theoretical-physics(tp) / w=ラテン方陣,topics=~,other=~,s=~,i=~,doc=r-3-4~1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3_17-32-08_000.jpg</text:p>
          </table:table-cell>
          <table:table-cell table:style-name="ce19" office:value-type="string">
            <text:p>:m RES 1*2 / free# JVEMV6 68#_55:1 / 68. theoretical-physics(tp) / w=体,topics=~,other=orig+,s=~,i=~,doc=r-3-4~3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5]=&quot;&quot;;[.C5];CONCATENATE([.C5];&quot; / &quot;;[.E5]))" office:value-type="string" office:string-value=":m RES 1*2 / free# JVEMV6 68#_55:1 / 68. theoretical-physics(tp) / w=体,topics=~,other=orig+,s=~,i=~,doc=r-3-4~3">
            <text:p>:m RES 1*2 / free# JVEMV6 68#_55:1 / 68. theoretical-physics(tp) / w=体,topics=~,other=orig+,s=~,i=~,doc=r-3-4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3_17-32-38_000.jpg</text:p>
          </table:table-cell>
          <table:table-cell table:style-name="ce19" office:value-type="string">
            <text:p>:m RES 2*2 / free# JVEMV6 68#_55:1 / 68. theoretical-physics(tp) / w=(Z/[p]),topics=~,other=~,s=~,i=~,doc=r-3-4~3</text:p>
          </table:table-cell>
          <table:table-cell table:style-name="ce19"/>
          <table:table-cell table:style-name="ce4"/>
          <table:table-cell table:style-name="ce4" office:value-type="string">
            <text:p>N-35-35-31.292724 E-139-34-44.710693</text:p>
          </table:table-cell>
          <table:table-cell table:style-name="ce38" table:formula="of:=IF([.E6]=&quot;&quot;;[.C6];CONCATENATE([.C6];&quot; / &quot;;[.E6]))" office:value-type="string" office:string-value=":m RES 2*2 / free# JVEMV6 68#_55:1 / 68. theoretical-physics(tp) / w=(Z/[p]),topics=~,other=~,s=~,i=~,doc=r-3-4~3">
            <text:p>:m RES 2*2 / free# JVEMV6 68#_55:1 / 68. theoretical-physics(tp) / w=(Z/[p]),topics=~,other=~,s=~,i=~,doc=r-3-4~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3_21-07-09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1.185302 E-139-34-40.151367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4_01-33-01_000.jpg</text:p>
          </table:table-cell>
          <table:table-cell table:style-name="ce19" office:value-type="string">
            <text:p>:m :PHOTO 寝た時刻 / 2021</text:p>
          </table:table-cell>
          <table:table-cell table:style-name="ce18"/>
          <table:table-cell table:style-name="ce4"/>
          <table:table-cell table:style-name="ce4" office:value-type="string">
            <text:p>N-35-35-24.0 E-139-34-55.0</text:p>
          </table:table-cell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4_01-38-12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04_06-21-43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04_06-23-06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4.851989 E-139-36-9.799804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3_18-37-44_000.mp4</text:p>
          </table:table-cell>
          <table:table-cell table:style-name="ce8" office:value-type="string">
            <text:p>:VIDEO / @自室 / 記録 / jap.flute / 演奏、play / f-2021-0803-1 / genr=record,key=~,for=kan-sounds:mouth-shape,memo=~,tempo=~,Re~,R=1,notes=~,other=~</text:p>
          </table:table-cell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室 / 記録 / jap.flute / 演奏、play / f-2021-0803-1 / genr=record,key=~,for=kan-sounds:mouth-shape,memo=~,tempo=~,Re~,R=1,notes=~,other=~">
            <text:p>:VIDEO / @自室 / 記録 / jap.flute / 演奏、play / f-2021-0803-1 / genr=record,key=~,for=kan-sounds:mouth-shape,memo=~,tempo=~,Re~,R=1,notes=~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2021/08/04</text:date>, <text:time>07:59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4T07:59:29.31</dc:date>
    <dc:creator>iwabuchi ken</dc:creator>
    <meta:editing-duration>P35DT12H57M24S</meta:editing-duration>
    <meta:editing-cycles>13061</meta:editing-cycles>
    <meta:document-statistic meta:table-count="1" meta:cell-count="426" meta:object-count="0"/>
  </office:meta>
</office:document-meta>
</file>